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21f36b" officeooo:paragraph-rsid="0021f36b"/>
    </style:style>
    <style:style style:name="P2" style:family="paragraph" style:parent-style-name="Text_20_body">
      <style:text-properties officeooo:rsid="001cfa27" officeooo:paragraph-rsid="002914e2"/>
    </style:style>
    <style:style style:name="P3" style:family="paragraph" style:parent-style-name="Text_20_body">
      <style:paragraph-properties fo:text-align="start" style:justify-single-word="false"/>
      <style:text-properties officeooo:rsid="00362d62" officeooo:paragraph-rsid="0037b3bd"/>
    </style:style>
    <style:style style:name="P4" style:family="paragraph" style:parent-style-name="Text_20_body">
      <style:paragraph-properties fo:text-align="start" style:justify-single-word="false"/>
      <style:text-properties officeooo:rsid="00381dfc" officeooo:paragraph-rsid="00381dfc"/>
    </style:style>
    <style:style style:name="P5" style:family="paragraph" style:parent-style-name="Text_20_body">
      <style:text-properties officeooo:rsid="002790c7" officeooo:paragraph-rsid="002914e2"/>
    </style:style>
    <style:style style:name="P6" style:family="paragraph" style:parent-style-name="Text_20_body">
      <style:paragraph-properties fo:text-align="start" style:justify-single-word="false"/>
      <style:text-properties officeooo:rsid="00381dfc" officeooo:paragraph-rsid="00381dfc"/>
    </style:style>
    <style:style style:name="P7" style:family="paragraph" style:parent-style-name="Text_20_body">
      <style:paragraph-properties fo:text-align="start" style:justify-single-word="false"/>
      <style:text-properties officeooo:rsid="003fb307" officeooo:paragraph-rsid="003fb307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1">
      <style:paragraph-properties fo:text-align="center" style:justify-single-word="false"/>
      <style:text-properties officeooo:paragraph-rsid="001caa16"/>
    </style:style>
    <style:style style:name="P10" style:family="paragraph" style:parent-style-name="Heading_20_1">
      <style:paragraph-properties fo:text-align="center" style:justify-single-word="false"/>
      <style:text-properties officeooo:rsid="001ac55b" officeooo:paragraph-rsid="001ac55b"/>
    </style:style>
    <style:style style:name="T1" style:family="text">
      <style:text-properties officeooo:rsid="001cfa27"/>
    </style:style>
    <style:style style:name="T2" style:family="text">
      <style:text-properties officeooo:rsid="002914e2"/>
    </style:style>
    <style:style style:name="T3" style:family="text">
      <style:text-properties officeooo:rsid="002fa60e"/>
    </style:style>
    <style:style style:name="T4" style:family="text">
      <style:text-properties officeooo:rsid="0036a8c2"/>
    </style:style>
    <style:style style:name="T5" style:family="text">
      <style:text-properties officeooo:rsid="00388d00"/>
    </style:style>
    <style:style style:name="T6" style:family="text">
      <style:text-properties officeooo:rsid="00401e08"/>
    </style:style>
  </office:automatic-styles>
  <office:body>
    <office:text>
      <office:forms form:automatic-focus="false" form:apply-design-mode="false"/>
      <text:tracked-changes>
        <text:changed-region xml:id="ct93904925891456" text:id="ct93904925891456">
          <text:insertion>
            <office:change-info>
              <dc:creator>Autor desconhecido</dc:creator>
              <dc:date>2018-10-18T20:37:07</dc:date>
            </office:change-info>
          </text:insertion>
        </text:changed-region>
        <text:changed-region xml:id="ct93904925828864" text:id="ct93904925828864">
          <text:insertion>
            <office:change-info>
              <dc:creator>Autor desconhecido</dc:creator>
              <dc:date>2018-10-18T20:35:1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1">Arquitetura da </text:span>Regressão Logística</text:h>
      <text:p text:style-name="P2"><text:tab/><text:span text:style-name="T2">A regressão logística construída possui uma camada de dropout entre a entrada e a saída, utiliza softmax como função de ativação e erro quadrado médio como métrica de erro. Em todas as épocas de treino, a otimização empregada foi o gradient descent padrão com 0.001 de taxa de aprendizado. Além disso, a taxa de aprendizado decresce exponencialmente conforme um determinado número de batches é alimentado ao modelo.</text:span></text:p>
      <text:p text:style-name="P2"><text:tab/>Diversas configurações de determinados hiperparâmetros foram testadas, foram estas: taxa de decaimento da taxa de aprendizado; número de batches vistos antes de cada decaimento; probabilidade de manter o valor de <text:span text:style-name="T3">uma </text:span>entrada da camada de dropout. Os possíveis valores para o primeiro hiperparâmetro foram: 0.91, 0.92, 0.93, 0.94, 0.95 e 0.96. Para o segundo: 250, 300, 350 e 400. Para o último: 0.5, 0.7, 0.9 e 1 (ausência de dropout).</text:p>
      <text:p text:style-name="P5"><text:tab/>Após todas as possíveis combinações entre essas configurações terem sido treinadas por 500 épocas, observou-se que a melhor dentre elas é a seguinte: taxa de decaimento de 0.95; 300 batches antes de cada decaimento; probabilidade de 0.5 de manter o valor de uma entrada da camada de dropout. Essa combinação alcançou uma acurácia de 89.9% no conjunto de validação.</text:p>
      <text:h text:style-name="P8" text:outline-level="1"><text:span text:style-name="T1">Arquitetura do </text:span>Multilayer Perceptron</text:h>
      <text:p text:style-name="P4"><text:tab/>O multilayer perceptron construído utiliza softmax cross entropy como métrica de erro e possui uma camada interna com 400 nós, uma camada de saída e uma camada de dropout entre a entrada e a camada interna. As camadas interna e de saída utilizam reLU e softmax respectivamente como função de ativação. Em todas as épocas de treino, a otimização empregada foi o gradient descent padrão com decrescimento exponencial da taxa de aprendizado.</text:p>
      <text:p text:style-name="P4"><text:tab/><text:span text:style-name="T5">A taxa de aprendizado utilizada foi 5, e essa decai exponencialmente por um fator de 0.88 a cada 200 batches utilizados no treino. A camada de dropout entre a entrada e a camada interna possui uma probabilidade de 0.5 de preservar um valor da entrada.</text:span><text:change-start text:change-id="ct93904925891456"/></text:p>
      <text:h text:style-name="P8" text:outline-level="1">Observações<text:change-end text:change-id="ct93904925891456"/><text:change-start text:change-id="ct93904925828864"/></text:h>
      <text:p text:style-name="P7">Em ambos os modelos, 80% dos dados rotulados foram utilizados para treino e o restante para validação. <text:span text:style-name="T6">Além disso, cada batch possuía 500 amostras.</text:span><text:change-end text:change-id="ct93904925828864"/></text:p>
      <text:h text:style-name="P10" text:outline-level="1">Resultados</text:h>
      <text:p text:style-name="P3">Em 2000 épocas de treino, os melhores modelos de regressão logística e multilayer perceptron <text:span text:style-name="T4">alcançaram 88.3% e 93.3% de acurácia respectivamente em seus conjuntos de validação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1:22:05.674607647</meta:creation-date>
    <meta:generator>LibreOffice/6.0.6.2$Linux_X86_64 LibreOffice_project/00m0$Build-2</meta:generator>
    <dc:date>2018-10-18T20:42:13.287583272</dc:date>
    <meta:editing-duration>PT13H10M57S</meta:editing-duration>
    <meta:editing-cycles>13</meta:editing-cycles>
    <meta:document-statistic meta:table-count="0" meta:image-count="0" meta:object-count="0" meta:page-count="1" meta:paragraph-count="11" meta:word-count="373" meta:character-count="2323" meta:non-whitespace-character-count="1956"/>
  </office:meta>
</office:document-meta>
</file>